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D00000058345B65EC317C8BC2.png" manifest:media-type="image/png"/>
  <manifest:file-entry manifest:full-path="Pictures/10000000000000F80000003F9B5AABEBA8EC1D9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2.702cm"/>
    </style:style>
    <style:style style:name="Taula1.B" style:family="table-column">
      <style:table-column-properties style:column-width="6.505cm"/>
    </style:style>
    <style:style style:name="Taula1.C" style:family="table-column">
      <style:table-column-properties style:column-width="3.542cm"/>
    </style:style>
    <style:style style:name="Taula1.D" style:family="table-column">
      <style:table-column-properties style:column-width="4.26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ula1.B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ula1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u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1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ula1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-left="none" fo:border-right="none" fo:border-top="1pt solid #6666ff" fo:border-bottom="none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style:snap-to-layout-grid="false"/>
      <style:text-properties style:font-name="Tahoma" officeooo:paragraph-rsid="00173893"/>
    </style:style>
    <style:style style:name="P4" style:family="paragraph" style:parent-style-name="Table_20_Contents">
      <style:paragraph-properties style:snap-to-layout-grid="false"/>
      <style:text-properties style:font-name="Tahoma" fo:font-weight="bold" officeooo:paragraph-rsid="00173893" style:font-weight-asian="bold" style:font-weight-complex="bold"/>
    </style:style>
    <style:style style:name="P5" style:family="paragraph" style:parent-style-name="Table_20_Contents">
      <style:text-properties style:font-name="Tahoma" fo:font-weight="bold" officeooo:paragraph-rsid="00173893" style:font-weight-asian="bold" style:font-weight-complex="bold"/>
    </style:style>
    <style:style style:name="P6" style:family="paragraph" style:parent-style-name="Table_20_Contents">
      <style:text-properties fo:font-size="6pt" officeooo:paragraph-rsid="001e8617" style:font-size-asian="6pt" style:font-size-complex="6pt"/>
    </style:style>
    <style:style style:name="P7" style:family="paragraph" style:parent-style-name="Table_20_Contents">
      <style:text-properties fo:font-size="6pt" officeooo:paragraph-rsid="001f9f07" style:font-size-asian="6pt" style:font-size-complex="6pt"/>
    </style:style>
    <style:style style:name="P8" style:family="paragraph" style:parent-style-name="Table_20_Contents">
      <style:text-properties fo:font-size="6pt" officeooo:paragraph-rsid="0023bb61" style:font-size-asian="6pt" style:font-size-complex="6pt"/>
    </style:style>
    <style:style style:name="P9" style:family="paragraph" style:parent-style-name="Table_20_Contents">
      <style:text-properties fo:font-size="6pt" officeooo:paragraph-rsid="002c2d90" style:font-size-asian="6pt" style:font-size-complex="6pt"/>
    </style:style>
    <style:style style:name="P10" style:family="paragraph" style:parent-style-name="Standard">
      <style:text-properties officeooo:paragraph-rsid="00173893"/>
    </style:style>
    <style:style style:name="P11" style:family="paragraph" style:parent-style-name="Standard">
      <style:text-properties style:font-name="Tahoma" fo:font-size="13pt" fo:language="zxx" fo:country="none" fo:font-weight="bold" officeooo:rsid="001f9f07" officeooo:paragraph-rsid="0023bb61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2" style:family="paragraph" style:parent-style-name="Standard">
      <style:text-properties style:font-name="Tahoma" officeooo:rsid="002dfa47" officeooo:paragraph-rsid="002dfa47"/>
    </style:style>
    <style:style style:name="P13" style:family="paragraph" style:parent-style-name="Standard">
      <style:paragraph-properties fo:margin-top="0cm" fo:margin-bottom="0.101cm" loext:contextual-spacing="false" style:writing-mode="lr-tb"/>
      <style:text-properties style:font-name="Tahoma" fo:font-size="13pt" fo:font-weight="bold" officeooo:rsid="001f9f07" officeooo:paragraph-rsid="001f9f07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cm" fo:margin-bottom="0.101cm" loext:contextual-spacing="false" style:writing-mode="lr-tb"/>
      <style:text-properties style:font-name="Tahoma" fo:font-size="13pt" fo:language="zxx" fo:country="none" fo:font-weight="bold" officeooo:rsid="001f9f07" officeooo:paragraph-rsid="002c2d9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5" style:family="paragraph" style:parent-style-name="Standard">
      <style:paragraph-properties fo:margin-top="0.199cm" fo:margin-bottom="0.101cm" loext:contextual-spacing="false" fo:text-align="start" style:justify-single-word="false" style:writing-mode="lr-tb"/>
      <style:text-properties style:font-name="Tahoma" fo:font-size="15pt" fo:font-weight="bold" officeooo:rsid="001e8617" officeooo:paragraph-rsid="001e8617" style:font-size-asian="15pt" style:font-weight-asian="bold" style:font-size-complex="15pt" style:font-weight-complex="bold"/>
    </style:style>
    <style:style style:name="P16" style:family="paragraph" style:parent-style-name="Standard">
      <style:paragraph-properties fo:margin-top="0cm" fo:margin-bottom="0.199cm" loext:contextual-spacing="false" style:writing-mode="lr-tb"/>
      <style:text-properties style:font-name="Tahoma" officeooo:rsid="002189d7" officeooo:paragraph-rsid="002189d7"/>
    </style:style>
    <style:style style:name="P17" style:family="paragraph" style:parent-style-name="Standard">
      <style:paragraph-properties fo:margin-top="0cm" fo:margin-bottom="0.199cm" loext:contextual-spacing="false" style:writing-mode="lr-tb"/>
      <style:text-properties style:font-name="Tahoma" officeooo:rsid="002189d7" officeooo:paragraph-rsid="0024de57"/>
    </style:style>
    <style:style style:name="P18" style:family="paragraph" style:parent-style-name="Standard">
      <style:paragraph-properties fo:margin-top="0cm" fo:margin-bottom="0.199cm" loext:contextual-spacing="false" style:writing-mode="lr-tb"/>
      <style:text-properties style:font-name="Tahoma" officeooo:rsid="00249df8" officeooo:paragraph-rsid="00249df8"/>
    </style:style>
    <style:style style:name="P19" style:family="paragraph" style:parent-style-name="Standard">
      <style:paragraph-properties fo:margin-top="0cm" fo:margin-bottom="0.199cm" loext:contextual-spacing="false" style:writing-mode="lr-tb"/>
      <style:text-properties style:font-name="Tahoma" officeooo:rsid="0029ae54" officeooo:paragraph-rsid="0029ae54"/>
    </style:style>
    <style:style style:name="P20" style:family="paragraph" style:parent-style-name="Standard">
      <style:paragraph-properties fo:margin-top="0cm" fo:margin-bottom="0.199cm" loext:contextual-spacing="false" style:writing-mode="lr-tb"/>
      <style:text-properties style:font-name="Tahoma" officeooo:rsid="001eedeb" officeooo:paragraph-rsid="001eedeb"/>
    </style:style>
    <style:style style:name="P21" style:family="paragraph" style:parent-style-name="Standard">
      <style:paragraph-properties fo:margin-top="0cm" fo:margin-bottom="0.199cm" loext:contextual-spacing="false" style:writing-mode="lr-tb"/>
      <style:text-properties style:font-name="Tahoma" officeooo:rsid="0026a988" officeooo:paragraph-rsid="0026a988"/>
    </style:style>
    <style:style style:name="P22" style:family="paragraph" style:parent-style-name="Standard">
      <style:paragraph-properties fo:margin-top="0cm" fo:margin-bottom="0.199cm" loext:contextual-spacing="false" style:writing-mode="lr-tb"/>
      <style:text-properties style:font-name="Tahoma" officeooo:rsid="0028a70e" officeooo:paragraph-rsid="0028a70e"/>
    </style:style>
    <style:style style:name="P23" style:family="paragraph" style:parent-style-name="Standard">
      <style:paragraph-properties fo:margin-top="0cm" fo:margin-bottom="0.199cm" loext:contextual-spacing="false" style:writing-mode="lr-tb"/>
      <style:text-properties style:font-name="Tahoma" officeooo:rsid="0030f1d1" officeooo:paragraph-rsid="0030f1d1"/>
    </style:style>
    <style:style style:name="T1" style:family="text">
      <style:text-properties fo:font-weight="normal" officeooo:rsid="00168e1e" style:font-weight-asian="normal" style:font-weight-complex="normal"/>
    </style:style>
    <style:style style:name="T2" style:family="text">
      <style:text-properties officeooo:rsid="00168e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89d7"/>
    </style:style>
    <style:style style:name="T5" style:family="text">
      <style:text-properties officeooo:rsid="0024de57"/>
    </style:style>
    <style:style style:name="T6" style:family="text">
      <style:text-properties officeooo:rsid="0026a988"/>
    </style:style>
    <style:style style:name="T7" style:family="text">
      <style:text-properties officeooo:rsid="0028a70e"/>
    </style:style>
    <style:style style:name="T8" style:family="text">
      <style:text-properties officeooo:rsid="002fe954"/>
    </style:style>
    <style:style style:name="T9" style:family="text">
      <style:text-properties officeooo:rsid="00318631"/>
    </style:style>
    <style:style style:name="T10" style:family="text">
      <style:text-properties officeooo:rsid="0032c4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4">Nombre<text:span text:style-name="T2">s</text:span>:</text:p>
          </table:table-cell>
          <table:table-cell table:style-name="Taula1.B1" table:number-columns-spanned="3" office:value-type="string">
            <text:p text:style-name="P3">Sergio Jiménez Sastre,<text:span text:style-name="T2"> Marco Astar Pérez Línder y Jose Carlos Ursua Martín</text:span>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">Asignatura:</text:p>
          </table:table-cell>
          <table:table-cell table:style-name="Taula1.B2" office:value-type="string">
            <text:p text:style-name="P3"><text:span text:style-name="T2">Programación</text:span> </text:p>
          </table:table-cell>
          <table:table-cell table:style-name="Taula1.B2" office:value-type="string">
            <text:p text:style-name="P5">Curso/Grupo:</text:p>
          </table:table-cell>
          <table:table-cell table:style-name="Taula1.D2" office:value-type="string">
            <text:p text:style-name="P3">DAW1A</text:p>
          </table:table-cell>
        </table:table-row>
        <table:table-row table:style-name="Taula1.1">
          <table:table-cell table:style-name="Taula1.A3" table:number-columns-spanned="4" office:value-type="string">
            <text:p text:style-name="P5">Práctica: <text:span text:style-name="T1">Práctica 8 - Trabajo en grupo</text:span></text:p>
          </table:table-cell>
          <table:covered-table-cell/>
          <table:covered-table-cell/>
          <table:covered-table-cell/>
        </table:table-row>
      </table:table>
      <text:p text:style-name="P15">Proyecto 1er trimestre desarrollo de un juego de mesa o azar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</table:table-cell>
        </table:table-row>
      </table:table>
      <text:p text:style-name="P20"><text:span text:style-name="T3">El planteamiento es el siguiente:</text:span> Hemos pensado en hacer un ahorcado. <text:span text:style-name="T10">El juego consiste en adivinar la palabra que el programa te oculta.</text:span></text:p>
      <text:p text:style-name="P13">Jugador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7"/>
          </table:table-cell>
        </table:table-row>
      </table:table>
      <text:p text:style-name="P16">En el juego se visualizará tantas barra bajas seguidas de espacios como carácteres haya <text:span text:style-name="T8">seguido de la pregunta de si se sabe el usuario la palabra </text:span>(la palabra la recogerá al azar de una lista de palabras).</text:p>
      <text:p text:style-name="P16"><text:span text:style-name="T3">Ejemplo:</text:span> Si la palabra es coche mostraría <text:s/>_ _ _ _ _</text:p>
      <text:p text:style-name="P18">El jugador añadirá una letra y el programa le mostrará la letra introducida en las <text:span text:style-name="T4">barra bajas </text:span>mostradas anteriormente <text:span text:style-name="T5">y preguntará de nuevo si se la sabe, así sucesivamante.</text:span></text:p>
      <text:p text:style-name="P17"><text:span text:style-name="T3">Ejemplo:</text:span> Si la palabra es coche <text:span text:style-name="T5">y el usuario introduce la letra e nos </text:span>mostraría <text:s/>_ _ _ _ <text:span text:style-name="T5">e</text:span></text:p>
      <text:p text:style-name="P19">El usuario tendrá un contador el cual le determinará el número de intentos que tiene.</text:p>
      <text:p text:style-name="P11">Funcionamiento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8"/>
          </table:table-cell>
        </table:table-row>
      </table:table>
      <text:p text:style-name="P18">Este programa lo que hará es recorrer <text:span text:style-name="T6">las posiciones de la palabra en busca de la letra introducida por el usuario.</text:span></text:p>
      <text:p text:style-name="P21">En el caso que una de esas posiciones coincida con la letra introducida por el usuario, <text:span text:style-name="T7">la va a sustituir por la barra baja que mostró.</text:span></text:p>
      <text:p text:style-name="P22">En el caso que ninguna de las posiciones de la palabra mostrada coincida con <text:span text:style-name="T6">la letra introducida por el usuario, </text:span>el contador de vida del usuario bajará a uno y el programa pedirá de nuevo una letra al usuario.</text:p>
      <text:p text:style-name="P23">En el caso que el usuario diga que no se sabe la palabra, el programa repetirá el proceso. Por el contrario si el usuario dice que sí la sabe y <text:span text:style-name="T9">acierta la palabra el programa le dará la enhorabuena por completar la palabra, pero si </text:span>falla en el intento habrá penalización por ello, el contador de vida del usuario bajará a dos.</text:p>
      <text:p text:style-name="P14">Objetivos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9"/>
          </table:table-cell>
        </table:table-row>
      </table:table>
      <text:p text:style-name="P12">El objetivo es que el usuario intente adivinar la palabra seleccionada y mostrada por el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8*"/>
    </style:style>
    <style:style style:name="Taula2.B" style:family="table-column">
      <style:table-column-properties style:column-width="8.5cm" style:rel-column-width="32767*"/>
    </style:style>
    <style:style style:name="Taula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tge2" text:anchor-type="paragraph" svg:x="10.432cm" svg:y="0.035cm" svg:width="6.562cm" svg:height="1.667cm" draw:z-index="1"><draw:image xlink:href="Pictures/10000000000000F80000003F9B5AABEBA8EC1D9D.png" xlink:type="simple" xlink:show="embed" xlink:actuate="onLoad"/></draw:frame><draw:frame draw:style-name="Mfr1" draw:name="Imatge1" text:anchor-type="paragraph" svg:x="-0.213cm" svg:y="-0.191cm" svg:width="2.884cm" svg:height="2.328cm" draw:z-index="0"><draw:image xlink:href="Pictures/100000000000006D00000058345B65EC317C8BC2.png" xlink:type="simple" xlink:show="embed" xlink:actuate="onLoad"/></draw:frame></text:p>
        <table:table table:name="Taula2" table:style-name="Taula2">
          <table:table-column table:style-name="Taula2.A"/>
          <table:table-column table:style-name="Taula2.B"/>
          <table:table-row>
            <table:table-cell table:style-name="Taula2.A1" office:value-type="string">
              <text:p text:style-name="MP1"/>
            </table:table-cell>
            <table:table-cell table:style-name="Taula2.A1" office:value-type="string">
              <text:p text:style-name="MP2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2M30S</meta:editing-duration>
    <meta:editing-cycles>31</meta:editing-cycles>
    <meta:generator>LibreOffice/5.2.2.2$Windows_X86_64 LibreOffice_project/8f96e87c890bf8fa77463cd4b640a2312823f3ad</meta:generator>
    <dc:date>2017-11-17T15:37:55.193000000</dc:date>
    <meta:document-statistic meta:table-count="6" meta:image-count="2" meta:object-count="0" meta:page-count="1" meta:paragraph-count="22" meta:word-count="338" meta:character-count="1879" meta:non-whitespace-character-count="1560"/>
    <meta:user-defined meta:name="Info 1"/>
    <meta:user-defined meta:name="Info 2"/>
    <meta:user-defined meta:name="Info 3"/>
    <meta:user-defined meta:name="Info 4"/>
  </office:meta>
</office:document-meta>
</file>